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/>
    <style:font-face style:name="OpenSymbol" svg:font-family="OpenSymbol" style:font-charset="x-symbol"/>
    <style:font-face style:name="PT Sans" svg:font-family="'PT Sans'"/>
    <style:font-face style:name="PT Sans Narrow" svg:font-family="'PT Sans Narrow'"/>
    <style:font-face style:name="PT Sans Narrow1" svg:font-family="'PT Sans Narrow', sans-serif"/>
  </office:font-face-decls>
  <office:automatic-styles>
    <style:style style:name="P1" style:family="paragraph" style:parent-style-name="Heading_20_1">
      <style:paragraph-properties fo:margin-left="0cm" fo:margin-right="0cm" fo:margin-top="0.265cm" fo:margin-bottom="0.529cm" style:contextual-spacing="false" fo:orphans="2" fo:widows="2" fo:text-indent="0cm" style:auto-text-indent="false"/>
      <style:text-properties fo:color="#1d211f" loext:opacity="100%" fo:letter-spacing="normal"/>
    </style:style>
    <style:style style:name="P2" style:family="paragraph" style:parent-style-name="Heading_20_2">
      <style:text-properties fo:font-variant="normal" fo:text-transform="none" fo:color="#1d211f" loext:opacity="100%" style:font-name="PT Sans Narrow1" fo:letter-spacing="normal" fo:font-style="normal" fo:font-weight="bold"/>
    </style:style>
    <style:style style:name="P3" style:family="paragraph" style:parent-style-name="Standard">
      <style:paragraph-properties fo:margin-left="0cm" fo:margin-right="0cm" fo:margin-top="0.397cm" fo:margin-bottom="0.397cm" style:contextual-spacing="false" fo:line-height="140%" fo:text-align="start" style:justify-single-word="false" fo:orphans="2" fo:widows="2" fo:text-indent="0cm" style:auto-text-indent="false"/>
      <style:text-properties fo:font-variant="normal" fo:text-transform="none" fo:color="#1d211f" loext:opacity="100%" style:font-name="PT Sans Narrow1" fo:letter-spacing="normal" fo:font-style="normal" fo:font-weight="normal"/>
    </style:style>
    <style:style style:name="P4" style:family="paragraph" style:parent-style-name="Text_20_body">
      <style:paragraph-properties fo:margin-left="0cm" fo:margin-right="0cm" fo:margin-top="0cm" fo:margin-bottom="1.058cm" style:contextual-spacing="false" fo:line-height="150%" fo:orphans="2" fo:widows="2" fo:text-indent="0cm" style:auto-text-indent="false"/>
      <style:text-properties fo:font-variant="normal" fo:text-transform="none" fo:color="#5d6d6f" loext:opacity="100%" style:font-name="PT Sans" fo:font-size="12pt" fo:letter-spacing="normal" fo:font-style="normal" fo:font-weight="normal"/>
    </style:style>
    <style:style style:name="P5" style:family="paragraph" style:parent-style-name="Text_20_body">
      <style:paragraph-properties fo:margin-left="1.323cm" fo:margin-right="1.323cm" fo:margin-top="1.323cm" fo:margin-bottom="1.323cm" style:contextual-spacing="false" style:line-height-at-least="0.661cm" fo:text-align="center" style:justify-single-word="false" fo:orphans="2" fo:widows="2" fo:text-indent="0cm" style:auto-text-indent="false"/>
      <style:text-properties fo:font-variant="normal" fo:text-transform="none" fo:color="#5d6d6f" loext:opacity="100%" style:font-name="Open Sans" fo:letter-spacing="normal" fo:font-style="normal" fo:font-weight="normal" loext:padding-left="0.397cm" loext:padding-right="0.397cm" loext:padding-top="0.794cm" loext:padding-bottom="0.873cm" loext:border="3pt solid #def2ea"/>
    </style:style>
    <style:style style:name="P6" style:family="paragraph" style:parent-style-name="Text_20_body" style:list-style-name="L1"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 fo:padding-left="0cm" fo:padding-right="0cm" fo:padding-top="0cm" fo:padding-bottom="0.132cm" fo:border-left="none" fo:border-right="none" fo:border-top="none" fo:border-bottom="0.06pt solid #e7e9e7"/>
      <style:text-properties fo:font-variant="normal" fo:text-transform="none" fo:color="#1d211f" loext:opacity="100%" style:font-name="PT Sans" fo:font-size="12pt" fo:letter-spacing="normal" fo:font-style="normal" fo:font-weight="normal"/>
    </style:style>
    <style:style style:name="P7" style:family="paragraph" style:parent-style-name="Text_20_body">
      <style:paragraph-properties fo:margin-top="0cm" fo:margin-bottom="0.247cm" style:contextual-spacing="false" fo:line-height="150%" fo:text-align="start" style:justify-single-word="false" fo:orphans="2" fo:widows="2"/>
      <style:text-properties fo:font-variant="normal" fo:text-transform="none" fo:color="#1d211f" loext:opacity="100%" style:font-name="PT Sans" fo:letter-spacing="normal" fo:font-style="normal" fo:font-weight="normal"/>
    </style:style>
    <style:style style:name="P8" style:family="paragraph" style:parent-style-name="Text_20_body">
      <style:paragraph-properties fo:margin-left="0cm" fo:margin-right="0cm" fo:margin-top="0.397cm" fo:margin-bottom="0.397cm" style:contextual-spacing="false" fo:line-height="150%" fo:text-align="start" style:justify-single-word="false" fo:orphans="2" fo:widows="2" fo:text-indent="0cm" style:auto-text-indent="false"/>
      <style:text-properties fo:font-variant="normal" fo:text-transform="none" fo:color="#1d211f" loext:opacity="100%" style:font-name="PT Sans Narrow" fo:letter-spacing="normal" fo:font-style="normal" fo:font-weight="bol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Шницель по-министерски из куриной грудки</text:h>
      <text:p text:style-name="P4">Шницель по-министерски -  вариация обычного классического шницеля. Это одно из самых известных и любимых основных блюд, пожалуй, во всем мире. Что неудивительно. Готовить его достаточно просто и быстро, а результат всегда получается отличным. Хрустящая корочка панировки и сочное мясо внутри никого не оставят равнодушным. Мы будем делать шницель из куриного филе, но также можно взять телятину или свинину. Это блюдо подходит как для обычного ужина в будни, так и для праздничного стола. Причем шницель даже не требует какого-то особенного гарнира. Конечно, можно заморочиться и сделать к нему, например, картошку дольками или овощную солянку. Но вообще, вполне достаточно просто порезать свежие огурцы или помидоры - вуаля, прекрасное блюдо готово! </text:p>
      <text:p text:style-name="P3">ИНГРЕДИЕНТЫ</text:p>
      <text:list xml:id="list4021044704" text:style-name="L1">
        <text:list-item>
          <text:p text:style-name="P6">2 филе куриной грудки</text:p>
        </text:list-item>
        <text:list-item>
          <text:p text:style-name="P6">1 яйцо</text:p>
        </text:list-item>
        <text:list-item>
          <text:p text:style-name="P6">½ стакана панировочных сухарей</text:p>
        </text:list-item>
        <text:list-item>
          <text:p text:style-name="P6">½ стакана тертого пармезана</text:p>
        </text:list-item>
        <text:list-item>
          <text:p text:style-name="P6">оливковое масло</text:p>
        </text:list-item>
        <text:list-item>
          <text:p text:style-name="P6">лимонный сок</text:p>
        </text:list-item>
        <text:list-item>
          <text:p text:style-name="P6">соль и свежемолотый черный перец</text:p>
        </text:list-item>
      </text:list>
      <text:p text:style-name="Standard"/>
      <text:h text:style-name="P2" text:outline-level="2">ПОШАГОВЫЙ РЕЦЕПТ ПРИГОТОВЛЕНИЯ</text:h>
      <text:p text:style-name="P8">Шаг 1</text:p>
      <text:p text:style-name="P7">Филе куриной грудки положите на разделочную доску и порежьте пополам в толщину, т.е. параллельно доске. Не разрезайте до конца. Разверните порезанную грудку, как книгу. У вас получится основа для большого шницеля.</text:p>
      <text:p text:style-name="P8"><text:soft-page-break/>Шаг 2</text:p>
      <text:p text:style-name="P7">Возьмите кухонный молоточек (подойдет толкушка или даже основание ладони) и отбейте куриное филе до толщины примерно 5 мм. Постарайтесь не разрушать структуру волокон, бейте плоской стороной, тогда шницель получится сочным. Посолите, поперчите и сбрызните лимонным соком.</text:p>
      <text:p text:style-name="P8">Шаг 3</text:p>
      <text:p text:style-name="P7">Приготовьте смеси для панировки. Для этого вам понадобятся две большие тарелки. Взбейте яйцо и вылейте его в первую тарелку. Во второй смешайте сухари с тертым пармезаном.</text:p>
      <text:p text:style-name="P8">Шаг 4</text:p>
      <text:p text:style-name="P7">Окуните отбивную вначале в яйцо с двух сторон. А затем, также с двух сторон, в панировочную смесь. Немного прижмите отбивную к сухарям, чтобы они плотнее её облепили. Положите шницели на поднос и поставьте на 5 мин. в морозилку.</text:p>
      <text:p text:style-name="P8">Шаг 5</text:p>
      <text:p text:style-name="P7">В сковороду налейте оливковое масло на толщину примерно 1 см. И поставьте на сильный огонь разогреваться. Убавьте огонь до среднего или чуть меньше и в раскаленное масло положите шницель. Обжаривайте примерно по 3 мин. с каждой стороны. Панировка должна стать золотистой.</text:p>
      <text:p text:style-name="P8">Шаг 6</text:p>
      <text:p text:style-name="P7">Переложите готовый шницель на бумажные полотенца. Украсьте долькой лимона. Как вариант, вместо лимона можно подать шницель с клюквенным или брусничным соусами. Причем их, по желанию, как раскладывают по соусникам, так и просто поливают ими блюдо.</text:p>
      <text:p text:style-name="P5"><text:soft-page-break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/>
    <style:font-face style:name="OpenSymbol" svg:font-family="OpenSymbol" style:font-charset="x-symbol"/>
    <style:font-face style:name="PT Sans" svg:font-family="'PT Sans'"/>
    <style:font-face style:name="PT Sans Narrow" svg:font-family="'PT Sans Narrow'"/>
    <style:font-face style:name="PT Sans Narrow1" svg:font-family="'PT Sans Narrow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3T09:29:02.318564039</meta:creation-date>
    <dc:date>2023-10-13T09:29:53.283574522</dc:date>
    <meta:editing-duration>PT52S</meta:editing-duration>
    <meta:editing-cycles>1</meta:editing-cycles>
    <meta:document-statistic meta:table-count="0" meta:image-count="0" meta:object-count="0" meta:page-count="3" meta:paragraph-count="23" meta:word-count="366" meta:character-count="2412" meta:non-whitespace-character-count="2074"/>
    <meta:generator>LibreOffice/7.3.7.2$Linux_X86_64 LibreOffice_project/30$Build-2</meta:generator>
  </office:meta>
</office:document-meta>
</file>